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8a05" officeooo:paragraph-rsid="00128a05"/>
    </style:style>
    <style:style style:name="P2" style:family="paragraph" style:parent-style-name="Standard">
      <style:paragraph-properties fo:text-align="start" style:justify-single-word="false"/>
      <style:text-properties officeooo:rsid="00128a05" officeooo:paragraph-rsid="00128a05"/>
    </style:style>
    <style:style style:name="P3" style:family="paragraph" style:parent-style-name="Standard">
      <style:paragraph-properties fo:text-align="center" style:justify-single-word="false"/>
      <style:text-properties fo:font-size="18pt" officeooo:rsid="00128a05" officeooo:paragraph-rsid="00128a05" style:font-size-asian="18pt" style:font-size-complex="18pt"/>
    </style:style>
    <style:style style:name="P4" style:family="paragraph" style:parent-style-name="Standard">
      <style:paragraph-properties fo:text-align="start" style:justify-single-word="false"/>
      <style:text-properties fo:font-size="18pt" officeooo:rsid="00128a05" officeooo:paragraph-rsid="00128a05" style:font-size-asian="18pt" style:font-size-complex="18pt"/>
    </style:style>
    <style:style style:name="P5" style:family="paragraph" style:parent-style-name="Standard">
      <style:paragraph-properties fo:text-align="center" style:justify-single-word="false"/>
      <style:text-properties fo:font-size="18pt" style:text-underline-style="none" officeooo:rsid="00128a05" officeooo:paragraph-rsid="00128a05" style:font-size-asian="18pt" style:font-size-complex="18pt"/>
    </style:style>
    <style:style style:name="P6" style:family="paragraph" style:parent-style-name="Standard">
      <style:paragraph-properties fo:text-align="start" style:justify-single-word="false"/>
      <style:text-properties fo:font-size="14pt" style:text-underline-style="none" officeooo:rsid="0019a998" officeooo:paragraph-rsid="00244d4f"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9a998" officeooo:paragraph-rsid="002756f5"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28f48d" officeooo:paragraph-rsid="002b91f5"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28f48d" officeooo:paragraph-rsid="002baed0" style:font-size-asian="12.25pt" style:font-size-complex="14pt"/>
    </style:style>
    <style:style style:name="P10" style:family="paragraph" style:parent-style-name="Standard">
      <style:paragraph-properties fo:text-align="start" style:justify-single-word="false"/>
      <style:text-properties fo:font-size="14pt" style:text-underline-style="none" officeooo:rsid="002c67be" officeooo:paragraph-rsid="002c67be" style:font-size-asian="12.25pt" style:font-size-complex="14pt"/>
    </style:style>
    <style:style style:name="P11" style:family="paragraph" style:parent-style-name="Standard">
      <style:paragraph-properties fo:text-align="start" style:justify-single-word="false"/>
      <style:text-properties fo:font-size="14pt" style:text-underline-style="none" fo:font-weight="bold" officeooo:rsid="002756f5" officeooo:paragraph-rsid="002756f5"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none" fo:font-weight="bold" officeooo:rsid="00288d11" officeooo:paragraph-rsid="00288d11"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none" fo:font-weight="normal" officeooo:rsid="002756f5" officeooo:paragraph-rsid="002756f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756f5" officeooo:paragraph-rsid="002b91f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2c67be"/>
    </style:style>
    <style:style style:name="T1" style:family="text">
      <style:text-properties officeooo:rsid="0016e81f"/>
    </style:style>
    <style:style style:name="T2" style:family="text">
      <style:text-properties officeooo:rsid="001bfc31"/>
    </style:style>
    <style:style style:name="T3" style:family="text">
      <style:text-properties fo:font-style="italic" style:font-style-asian="italic" style:font-style-complex="italic"/>
    </style:style>
    <style:style style:name="T4" style:family="text">
      <style:text-properties fo:font-style="italic" officeooo:rsid="001a3bbd" style:font-style-asian="italic" style:font-style-complex="italic"/>
    </style:style>
    <style:style style:name="T5" style:family="text">
      <style:text-properties officeooo:rsid="001f93b5"/>
    </style:style>
    <style:style style:name="T6" style:family="text">
      <style:text-properties officeooo:rsid="00288d11"/>
    </style:style>
    <style:style style:name="T7" style:family="text">
      <style:text-properties officeooo:rsid="002baed0"/>
    </style:style>
    <style:style style:name="T8" style:family="text">
      <style:text-properties fo:font-size="14pt" style:text-underline-style="none" officeooo:rsid="002c67be" style:font-size-asian="12.25pt" style:font-size-complex="14pt"/>
    </style:style>
    <style:style style:name="T9" style:family="text">
      <style:text-properties fo:font-size="14pt" style:text-underline-style="none" officeooo:rsid="002cea17" style:font-size-asian="14pt" style:font-size-complex="14pt"/>
    </style:style>
    <style:style style:name="T10" style:family="text">
      <style:text-properties fo:font-size="14pt" style:text-underline-style="none" officeooo:rsid="002e34f3" style:font-size-asian="14pt" style:font-size-complex="14pt"/>
    </style:style>
    <style:style style:name="T11" style:family="text">
      <style:text-properties fo:font-size="14pt" style:text-underline-style="none" officeooo:rsid="002f645c"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straelen Jeroen <text:tab/><text:tab/><text:tab/><text:tab/><text:tab/><text:tab/><text:tab/><text:tab/><text:tab/><text:tab/>s0143652</text:p>
      <text:p text:style-name="P2"/>
      <text:p text:style-name="P5">Rapport: <text:span text:style-name="T1">Project </text:span>Space Invaders</text:p>
      <text:p text:style-name="P5"/>
      <text:p text:style-name="P7">Ik heb de verschillende files die gebruikt worden in het project opgedeeld in <text:span text:style-name="T3">Model</text:span>, <text:span text:style-name="T3">View </text:span>en <text:span text:style-name="T3">Controller </text:span>directories om zo meteen de structuur van het MVC-pattern weer te geven. Daarbij heb ik mij gehouden aan dat het <text:span text:style-name="T3">Model </text:span>niets van de <text:span text:style-name="T3">View </text:span>of de <text:span text:style-name="T3">Controller</text:span> af weet <text:span text:style-name="T2">en </text:span>de <text:span text:style-name="T3">View</text:span> niets van de <text:span text:style-name="T4">C</text:span><text:span text:style-name="T3">ontroller</text:span>. </text:p>
      <text:p text:style-name="P7"/>
      <text:p text:style-name="P11">Controller</text:p>
      <text:p text:style-name="P7"><text:span text:style-name="T5">De LevelController is dus een klasse die een instantie van een level (Behoort bij Model en behandeld de Entity AI) en een level window (Behoort bij View en is afgeleid van sf::RenderWindow) bijhoudt. Daarbij behandeld de level_controller dus user input en laat het level een tick uitvoeren die op zijn beurt, via Observers, de sprites op het level window laat tekenen. Het level en de level_window worden 'gepopulate' vanuit een XML file bij het aanroepen van loadLevel(). Dit gebeurd via de LevelParser die de tinyXML library gebruikt. Deze klasse maakt gebruik van error handling wanneer er fouten in het lezen van de XML file optreden.</text:span></text:p>
      <text:p text:style-name="P6"/>
      <text:p text:style-name="P6"><text:span text:style-name="T5">Menu_controller behandeld het main menu en houdt dus een lijst bij van de menu knoppen en laat er user input op toe. Daarbij is er als extra additie dat je een simulatie van het spel op de achtergrond van het menu kunt spelen en het dus ook een level bijhoudt uit een default menu XML file. <text:s/>Als kleine easter egg kan je het logo in het midden raken en het zo neerschieten waarop dat het terug verschijnt wanneer je alle monsters hebt verslagen.</text:span></text:p>
      <text:p text:style-name="P6"/>
      <text:p text:style-name="P11">Model</text:p>
      <text:p text:style-name="P14">Algemeen bestaat het Model enkel uit een Level en zijn Entities. Een level behandeld de AI van Entities terwijl de Entity zijn properties (bv. Locatie) en functies die deze properties veranderen bijhoudt. De enige AI die in het spel echt aan bod komt is die van de monsters. </text:p>
      <text:p text:style-name="P14"/>
      <text:p text:style-name="P14">De extra addities bij de entities zijn het schild en de ParticleGenerator. Het schild is simpel en wordt verwijderd nadat het meerdere keren een collision heeft gehad met een bullet. De particle generator <text:span text:style-name="T6">is een speciale entiteit dat particles genereert vanuit een bepaalde locatie en voor een bepaalde duur. </text:span></text:p>
      <text:p text:style-name="P13"/>
      <text:p text:style-name="P12">View</text:p>
      <text:p text:style-name="P8">De view bestaat uit een LevelWindow en Observers. De LevelWindow klasse is een afgeleide klasse van sf::RenderWindow en is dus een instantie van een window in SFML. Daarbij houdt LevelWindow alle textures bij die in het window gebruikt worden en de background, die wordt herhaald over een Texture Rectangle van de scherm breedte en een hoogte van 10.000 pixels. De background gaat telkens als hij getekend wordt traag omhoog om zo het effect te geven dat je aan het bewegen bent <text:soft-page-break/>in de ruimte. </text:p>
      <text:p text:style-name="P8"/>
      <text:p text:style-name="P9"><text:span text:style-name="T7">Observer is een abstracte klasse met 2 afgeleide klassen: EntityObserver en AbstractObserver. De klasse houdt zelf ook een lijst van textures en de level window waartoe ze behoort bij. De notify functie kan er dan voor zorgen dat de observer de huidige texture op de juiste locatie op het level window tekent of dat hij naar de volgende texture van de animatie gaat, … De ParticleObserver werkt specifiek voor het tekenen van particles omdat deze niet met textures werkt maar met VertexArray en kleuren.</text:span></text:p>
      <text:p text:style-name="P9"/>
      <text:p text:style-name="P15"><text:span text:style-name="T8">De reden voor keuze van deze opbouw van het MVC-pattern is zodat je vanuit main heel simpel e</text:span><text:span text:style-name="T9">en LevelController een window kan meegeven en dan via de start() functie het level </text:span><text:span text:style-name="T10">autonoom </text:span><text:span text:style-name="T9">kan laten lopen met een LevelStatus als return waarde. </text:span><text:span text:style-name="T10">Wat dus ook zorgt voor een simpele implementatie met multi-threading. </text:span><text:span text:style-name="T11">Elke klasse naam geeft ook telkens een goede representatie van hoe het in het spel gebruikt wordt <text:s/>zonder gebruik van onnodige abstractie.</text:span></text:p>
      <text:p text:style-name="P15"><text:span text:style-name="T8"/></text:p>
      <text:p text:style-name="P10"/>
      <text:p text:style-name="P6"/>
      <text:p text:style-name="P6"/>
      <text:p text:style-name="P3"/>
      <text:p text:style-name="P4"/>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5:10:45.987145715</meta:creation-date>
    <dc:date>2015-12-14T18:08:42.937173160</dc:date>
    <meta:editing-duration>PT1H11M27S</meta:editing-duration>
    <meta:editing-cycles>33</meta:editing-cycles>
    <meta:generator>LibreOffice/4.2.8.2$Linux_X86_64 LibreOffice_project/420m0$Build-2</meta:generator>
    <meta:document-statistic meta:table-count="0" meta:image-count="0" meta:object-count="0" meta:page-count="2" meta:paragraph-count="13" meta:word-count="590" meta:character-count="3500" meta:non-whitespace-character-count="2907"/>
  </office:meta>
</office:document-meta>
</file>